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0747227463565991" calcext:value-type="float">
            <text:p>-0.074722746356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277336673301875" calcext:value-type="float">
            <text:p>-0.277336673301875</text:p>
          </table:table-cell>
          <table:table-cell table:formula="of:=100-(([.D14]*100)/[.B14])" office:value-type="float" office:value="0.463923274227724" calcext:value-type="float">
            <text:p>0.463923274227724</text:p>
          </table:table-cell>
          <table:table-cell table:formula="of:=100-(([.E14]*100)/[.C14])" office:value-type="float" office:value="-11.0487352105746" calcext:value-type="float">
            <text:p>-11.0487352105746</text:p>
          </table:table-cell>
          <table:table-cell table:number-columns-repeated="8"/>
          <table:table-cell table:formula="of:=100-(([.N14]*100)/[.L14])" office:value-type="float" office:value="-0.653738719381181" calcext:value-type="float">
            <text:p>-0.653738719381181</text:p>
          </table:table-cell>
          <table:table-cell table:formula="of:=100-(([.O14]*100)/[.M14])" office:value-type="float" office:value="-35.2841883443267" calcext:value-type="float">
            <text:p>-35.2841883443267</text:p>
          </table:table-cell>
          <table:table-cell table:number-columns-repeated="5"/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780377821071298" calcext:value-type="float">
            <text:p>-0.780377821071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8.06241872561769" calcext:value-type="float">
            <text:p>-8.06241872561769</text:p>
          </table:table-cell>
          <table:table-cell table:formula="of:=100-(([.D14]*100)/[.B14])" office:value-type="float" office:value="3.85078219013238" calcext:value-type="float">
            <text:p>3.85078219013238</text:p>
          </table:table-cell>
          <table:table-cell table:formula="of:=100-(([.E14]*100)/[.C14])" office:value-type="float" office:value="-15.0845253576073" calcext:value-type="float">
            <text:p>-15.0845253576073</text:p>
          </table:table-cell>
          <table:table-cell table:number-columns-repeated="8"/>
          <table:table-cell table:formula="of:=100-(([.N14]*100)/[.L14])" office:value-type="float" office:value="1.29019646173394" calcext:value-type="float">
            <text:p>1.29019646173394</text:p>
          </table:table-cell>
          <table:table-cell table:formula="of:=100-(([.O14]*100)/[.M14])" office:value-type="float" office:value="-50.6873454020095" calcext:value-type="float">
            <text:p>-50.6873454020095</text:p>
          </table:table-cell>
          <table:table-cell table:number-columns-repeated="5"/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0.458839723754949" calcext:value-type="float">
            <text:p>0.458839723754949</text:p>
          </table:table-cell>
          <table:table-cell table:formula="of:=100-(([.N14]*100)/[.L14])" office:value-type="float" office:value="-0.180836101031829" calcext:value-type="float">
            <text:p>-0.180836101031829</text:p>
          </table:table-cell>
          <table:table-cell table:formula="of:=100-(([.O14]*100)/[.M14])" office:value-type="float" office:value="-5.09194442156782" calcext:value-type="float">
            <text:p>-5.09194442156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02250651504383" calcext:value-type="float">
            <text:p>-0.502250651504383</text:p>
          </table:table-cell>
          <table:table-cell table:formula="of:=100-(([.D14]*100)/[.B14])" office:value-type="float" office:value="-0.414879072179545" calcext:value-type="float">
            <text:p>-0.414879072179545</text:p>
          </table:table-cell>
          <table:table-cell table:formula="of:=100-(([.E14]*100)/[.C14])" office:value-type="float" office:value="-2.87609571191659" calcext:value-type="float">
            <text:p>-2.87609571191659</text:p>
          </table:table-cell>
          <table:table-cell table:number-columns-repeated="15"/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Class A</text:p>
          </table:table-cell>
          <table:covered-table-cell table:number-columns-repeated="3" table:style-name="ce5"/>
          <table:table-cell table:number-columns-repeated="6"/>
          <table:table-cell table:style-name="ce5" office:value-type="string" calcext:value-type="string" table:number-columns-spanned="4" table:number-rows-spanned="1">
            <text:p>Class B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0.38" calcext:value-type="float">
            <text:p>0.38</text:p>
          </table:table-cell>
          <table:table-cell table:style-name="ce6" table:formula="of:=AVERAGE([.C4:.C13])" office:value-type="float" office:value="0.353" calcext:value-type="float">
            <text:p>0.353</text:p>
          </table:table-cell>
          <table:table-cell table:style-name="ce6" table:formula="of:=AVERAGE([.D4:.D13])" office:value-type="float" office:value="0.348" calcext:value-type="float">
            <text:p>0.348</text:p>
          </table:table-cell>
          <table:table-cell table:style-name="ce6" table:formula="of:=AVERAGE([.E4:.E13])" office:value-type="float" office:value="0.387" calcext:value-type="float">
            <text:p>0.387</text:p>
          </table:table-cell>
          <table:table-cell table:style-name="ce6" table:formula="of:=AVERAGE([.F4:.F13])" office:value-type="float" office:value="0.35" calcext:value-type="float">
            <text:p>0.35</text:p>
          </table:table-cell>
          <table:table-cell table:style-name="ce6" table:formula="of:=AVERAGE([.G4:.G13])" office:value-type="float" office:value="1299978" calcext:value-type="float">
            <text:p>1299978</text:p>
          </table:table-cell>
          <table:table-cell table:style-name="ce6" table:formula="of:=AVERAGE([.H4:.H13])" office:value-type="float" office:value="1198414.4" calcext:value-type="float">
            <text:p>1198414.4</text:p>
          </table:table-cell>
          <table:table-cell table:style-name="ce6" table:formula="of:=AVERAGE([.I4:.I13])" office:value-type="float" office:value="1307276.2" calcext:value-type="float">
            <text:p>1307276.2</text:p>
          </table:table-cell>
          <table:table-cell table:style-name="ce6" table:formula="of:=AVERAGE([.J4:.J13])" office:value-type="float" office:value="4056804.3" calcext:value-type="float">
            <text:p>4056804.3</text:p>
          </table:table-cell>
          <table:table-cell/>
          <table:table-cell table:style-name="ce6" table:formula="of:=AVERAGE([.L4:.L13])" office:value-type="float" office:value="1.503" calcext:value-type="float">
            <text:p>1.503</text:p>
          </table:table-cell>
          <table:table-cell table:style-name="ce6" table:formula="of:=AVERAGE([.M4:.M13])" office:value-type="float" office:value="1.363" calcext:value-type="float">
            <text:p>1.363</text:p>
          </table:table-cell>
          <table:table-cell table:style-name="ce6" table:formula="of:=AVERAGE([.N4:.N13])" office:value-type="float" office:value="1.351" calcext:value-type="float">
            <text:p>1.351</text:p>
          </table:table-cell>
          <table:table-cell table:style-name="ce6" table:formula="of:=AVERAGE([.O4:.O13])" office:value-type="float" office:value="1.544" calcext:value-type="float">
            <text:p>1.544</text:p>
          </table:table-cell>
          <table:table-cell table:style-name="ce6" table:formula="of:=AVERAGE([.P4:.P13])" office:value-type="float" office:value="1.392" calcext:value-type="float">
            <text:p>1.392</text:p>
          </table:table-cell>
          <table:table-cell table:style-name="ce6" table:formula="of:=AVERAGE([.Q4:.Q13])" office:value-type="float" office:value="5225832.3" calcext:value-type="float">
            <text:p>5225832.3</text:p>
          </table:table-cell>
          <table:table-cell table:style-name="ce6" table:formula="of:=AVERAGE([.R4:.R13])" office:value-type="float" office:value="4792490.8" calcext:value-type="float">
            <text:p>4792490.8</text:p>
          </table:table-cell>
          <table:table-cell table:style-name="ce6" table:formula="of:=AVERAGE([.S4:.S13])" office:value-type="float" office:value="4913606.8" calcext:value-type="float">
            <text:p>4913606.8</text:p>
          </table:table-cell>
          <table:table-cell table:style-name="ce6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0210818510677892" calcext:value-type="float">
            <text:p>0.021081851067789</text:p>
          </table:table-cell>
          <table:table-cell table:style-name="ce6" table:formula="of:=STDEV([.C4:.C13])" office:value-type="float" office:value="0.0170293863659264" calcext:value-type="float">
            <text:p>0.017029386365926</text:p>
          </table:table-cell>
          <table:table-cell table:style-name="ce6" table:formula="of:=STDEV([.D4:.D13])" office:value-type="float" office:value="0.00632455532033675" calcext:value-type="float">
            <text:p>0.006324555320337</text:p>
          </table:table-cell>
          <table:table-cell table:style-name="ce6" table:formula="of:=STDEV([.E4:.E13])" office:value-type="float" office:value="0.0319895816373602" calcext:value-type="float">
            <text:p>0.03198958163736</text:p>
          </table:table-cell>
          <table:table-cell table:style-name="ce6" table:formula="of:=STDEV([.F4:.F13])" office:value-type="float" office:value="0" calcext:value-type="float">
            <text:p>0</text:p>
          </table:table-cell>
          <table:table-cell table:style-name="ce6" table:formula="of:=STDEV([.G4:.G13])" office:value-type="float" office:value="23697.582661529" calcext:value-type="float">
            <text:p>23697.582661529</text:p>
          </table:table-cell>
          <table:table-cell table:style-name="ce6" table:formula="of:=STDEV([.H4:.H13])" office:value-type="float" office:value="29901.8553500912" calcext:value-type="float">
            <text:p>29901.8553500912</text:p>
          </table:table-cell>
          <table:table-cell table:style-name="ce6" table:formula="of:=STDEV([.I4:.I13])" office:value-type="float" office:value="49402.7339859738" calcext:value-type="float">
            <text:p>49402.7339859738</text:p>
          </table:table-cell>
          <table:table-cell table:style-name="ce6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6" table:formula="of:=STDEV([.L4:.L13])" office:value-type="float" office:value="0.0343349514181816" calcext:value-type="float">
            <text:p>0.034334951418182</text:p>
          </table:table-cell>
          <table:table-cell table:style-name="ce6" table:formula="of:=STDEV([.M4:.M13])" office:value-type="float" office:value="0.0411096095821889" calcext:value-type="float">
            <text:p>0.041109609582189</text:p>
          </table:table-cell>
          <table:table-cell table:style-name="ce6" table:formula="of:=STDEV([.N4:.N13])" office:value-type="float" office:value="0.00316227766016831" calcext:value-type="float">
            <text:p>0.003162277660168</text:p>
          </table:table-cell>
          <table:table-cell table:style-name="ce6" table:formula="of:=STDEV([.O4:.O13])" office:value-type="float" office:value="0.14377451481786" calcext:value-type="float">
            <text:p>0.14377451481786</text:p>
          </table:table-cell>
          <table:table-cell table:style-name="ce6" table:formula="of:=STDEV([.P4:.P13])" office:value-type="float" office:value="0.00421637021355775" calcext:value-type="float">
            <text:p>0.004216370213558</text:p>
          </table:table-cell>
          <table:table-cell table:style-name="ce6" table:formula="of:=STDEV([.Q4:.Q13])" office:value-type="float" office:value="132485.899362955" calcext:value-type="float">
            <text:p>132485.899362955</text:p>
          </table:table-cell>
          <table:table-cell table:style-name="ce6" table:formula="of:=STDEV([.R4:.R13])" office:value-type="float" office:value="44546.5342530208" calcext:value-type="float">
            <text:p>44546.5342530208</text:p>
          </table:table-cell>
          <table:table-cell table:style-name="ce6" table:formula="of:=STDEV([.S4:.S13])" office:value-type="float" office:value="47317.0242555467" calcext:value-type="float">
            <text:p>47317.0242555467</text:p>
          </table:table-cell>
          <table:table-cell table:style-name="ce6" table:formula="of:=STDEV([.T4:.T13])" office:value-type="float" office:value="224082.239831223" calcext:value-type="float">
            <text:p>224082.239831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0.2714600146735" calcext:value-type="float">
            <text:p>-10.2714600146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7.6487252124646" calcext:value-type="float">
            <text:p>-7.6487252124646</text:p>
          </table:table-cell>
          <table:table-cell table:formula="of:=100-(([.D14]*100)/[.B14])" office:value-type="float" office:value="8.42105263157893" calcext:value-type="float">
            <text:p>8.42105263157893</text:p>
          </table:table-cell>
          <table:table-cell table:formula="of:=100-(([.E14]*100)/[.C14])" office:value-type="float" office:value="-9.63172804532579" calcext:value-type="float">
            <text:p>-9.63172804532579</text:p>
          </table:table-cell>
          <table:table-cell table:number-columns-repeated="8"/>
          <table:table-cell table:formula="of:=100-(([.N14]*100)/[.L14])" office:value-type="float" office:value="10.1131071190951" calcext:value-type="float">
            <text:p>10.1131071190951</text:p>
          </table:table-cell>
          <table:table-cell table:formula="of:=100-(([.O14]*100)/[.M14])" office:value-type="float" office:value="-13.2795304475422" calcext:value-type="float">
            <text:p>-13.2795304475422</text:p>
          </table:table-cell>
          <table:table-cell table:number-columns-repeated="5"/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4.4918444165621" calcext:value-type="float">
            <text:p>-4.4918444165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20673076923076" calcext:value-type="float">
            <text:p>-4.20673076923076</text:p>
          </table:table-cell>
          <table:table-cell table:formula="of:=100-(([.D14]*100)/[.B14])" office:value-type="float" office:value="3.80622837370242" calcext:value-type="float">
            <text:p>3.80622837370242</text:p>
          </table:table-cell>
          <table:table-cell table:formula="of:=100-(([.E14]*100)/[.C14])" office:value-type="float" office:value="-9.61538461538461" calcext:value-type="float">
            <text:p>-9.61538461538461</text:p>
          </table:table-cell>
          <table:table-cell table:number-columns-repeated="8"/>
          <table:table-cell table:formula="of:=100-(([.N14]*100)/[.L14])" office:value-type="float" office:value="6.96445725264168" calcext:value-type="float">
            <text:p>6.96445725264168</text:p>
          </table:table-cell>
          <table:table-cell table:formula="of:=100-(([.O14]*100)/[.M14])" office:value-type="float" office:value="-8.95859473023839" calcext:value-type="float">
            <text:p>-8.95859473023839</text:p>
          </table:table-cell>
          <table:table-cell table:number-columns-repeated="5"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Pct diff Linux/Htux</text:p>
          </table:table-cell>
          <table:table-cell/>
          <table:table-cell table:formula="of:=100-(([.M14]*100)/[.N14])" office:value-type="float" office:value="-1.78414339124697" calcext:value-type="float">
            <text:p>-1.78414339124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C14]*100)/[.D14])" office:value-type="float" office:value="-2.84468438538207" calcext:value-type="float">
            <text:p>-2.84468438538207</text:p>
          </table:table-cell>
          <table:table-cell table:formula="of:=100-(([.E14]*100)/[.C14])" office:value-type="float" office:value="2.61255804562893" calcext:value-type="float">
            <text:p>2.61255804562893</text:p>
          </table:table-cell>
          <table:table-cell table:formula="of:=100-(([.F14]*100)/[.D14])" office:value-type="float" office:value="-10" calcext:value-type="float">
            <text:p>-10</text:p>
          </table:table-cell>
          <table:table-cell table:number-columns-repeated="8"/>
          <table:table-cell table:formula="of:=100-(([.O14]*100)/[.M14])" office:value-type="float" office:value="1.84650011253657" calcext:value-type="float">
            <text:p>1.84650011253657</text:p>
          </table:table-cell>
          <table:table-cell table:formula="of:=100-(([.P14]*100)/[.N14])" office:value-type="float" office:value="-15.7512279158419" calcext:value-type="float">
            <text:p>-15.7512279158419</text:p>
          </table:table-cell>
          <table:table-cell table:number-columns-repeated="5"/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98883811521462" calcext:value-type="float">
            <text:p>-0.98883811521462</text:p>
          </table:table-cell>
          <table:table-cell table:formula="of:=100-(([.D14]*100)/[.B14])" office:value-type="float" office:value="1.23878050589718" calcext:value-type="float">
            <text:p>1.23878050589718</text:p>
          </table:table-cell>
          <table:table-cell table:formula="of:=100-(([.E14]*100)/[.C14])" office:value-type="float" office:value="-5.04906734586859" calcext:value-type="float">
            <text:p>-5.04906734586859</text:p>
          </table:table-cell>
          <table:table-cell table:number-columns-repeated="5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.80780780780782" calcext:value-type="float">
            <text:p>-1.8078078078078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00-(([.N14]*100)/[.L14])" office:value-type="float" office:value="1.5751283110141" calcext:value-type="float">
            <text:p>1.5751283110141</text:p>
          </table:table-cell>
          <table:table-cell table:formula="of:=100-(([.O14]*100)/[.M14])" office:value-type="float" office:value="-8.34384384384386" calcext:value-type="float">
            <text:p>-8.34384384384386</text:p>
          </table:table-cell>
          <table:table-cell table:number-columns-repeated="5"/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4" calcext:value-type="float">
            <text:p>0.014417340849361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5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76825403650901" calcext:value-type="float">
            <text:p>-0.576825403650901</text:p>
          </table:table-cell>
          <table:table-cell table:formula="of:=100-(([.D14]*100)/[.B14])" office:value-type="float" office:value="0.573517210685353" calcext:value-type="float">
            <text:p>0.573517210685353</text:p>
          </table:table-cell>
          <table:table-cell table:formula="of:=100-(([.E14]*100)/[.C14])" office:value-type="float" office:value="-6.94911508557657" calcext:value-type="float">
            <text:p>-6.94911508557657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0.483569738412768" calcext:value-type="float">
            <text:p>0.483569738412768</text:p>
          </table:table-cell>
          <table:table-cell table:formula="of:=100-(([.J14]*100)/[.H14])" office:value-type="float" office:value="-0.335470229587685" calcext:value-type="float">
            <text:p>-0.335470229587685</text:p>
          </table:table-cell>
          <table:table-cell table:formula="of:=100-(([.K14]*100)/[.I14])" office:value-type="float" office:value="-13.6622127946205" calcext:value-type="float">
            <text:p>-13.6622127946205</text:p>
          </table:table-cell>
          <table:table-cell table:number-columns-repeated="5"/>
        </table:table-row>
      </table:table>
      <table:table table:name="Freqmine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1.398973" calcext:value-type="float">
            <text:p>1.398973</text:p>
          </table:table-cell>
          <table:table-cell office:value-type="float" office:value="1.355747" calcext:value-type="float">
            <text:p>1.355747</text:p>
          </table:table-cell>
          <table:table-cell office:value-type="float" office:value="1.349672" calcext:value-type="float">
            <text:p>1.349672</text:p>
          </table:table-cell>
          <table:table-cell office:value-type="float" office:value="1.730829" calcext:value-type="float">
            <text:p>1.730829</text:p>
          </table:table-cell>
          <table:table-cell office:value-type="float" office:value="1.974312" calcext:value-type="float">
            <text:p>1.974312</text:p>
          </table:table-cell>
          <table:table-cell/>
          <table:table-cell office:value-type="float" office:value="4.526446" calcext:value-type="float">
            <text:p>4.526446</text:p>
          </table:table-cell>
          <table:table-cell office:value-type="float" office:value="4.416499" calcext:value-type="float">
            <text:p>4.416499</text:p>
          </table:table-cell>
          <table:table-cell office:value-type="float" office:value="4.307228" calcext:value-type="float">
            <text:p>4.307228</text:p>
          </table:table-cell>
          <table:table-cell office:value-type="float" office:value="5.421548" calcext:value-type="float">
            <text:p>5.421548</text:p>
          </table:table-cell>
          <table:table-cell office:value-type="float" office:value="7.40123" calcext:value-type="float">
            <text:p>7.4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524" calcext:value-type="float">
            <text:p>1.405524</text:p>
          </table:table-cell>
          <table:table-cell office:value-type="float" office:value="1.30739" calcext:value-type="float">
            <text:p>1.30739</text:p>
          </table:table-cell>
          <table:table-cell office:value-type="float" office:value="1.32509" calcext:value-type="float">
            <text:p>1.32509</text:p>
          </table:table-cell>
          <table:table-cell office:value-type="float" office:value="1.753482" calcext:value-type="float">
            <text:p>1.753482</text:p>
          </table:table-cell>
          <table:table-cell office:value-type="float" office:value="1.969434" calcext:value-type="float">
            <text:p>1.969434</text:p>
          </table:table-cell>
          <table:table-cell/>
          <table:table-cell office:value-type="float" office:value="4.570738" calcext:value-type="float">
            <text:p>4.570738</text:p>
          </table:table-cell>
          <table:table-cell office:value-type="float" office:value="4.699927" calcext:value-type="float">
            <text:p>4.699927</text:p>
          </table:table-cell>
          <table:table-cell office:value-type="float" office:value="4.425923" calcext:value-type="float">
            <text:p>4.425923</text:p>
          </table:table-cell>
          <table:table-cell office:value-type="float" office:value="5.402811" calcext:value-type="float">
            <text:p>5.402811</text:p>
          </table:table-cell>
          <table:table-cell office:value-type="float" office:value="7.61377" calcext:value-type="float">
            <text:p>7.6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445" calcext:value-type="float">
            <text:p>1.369445</text:p>
          </table:table-cell>
          <table:table-cell office:value-type="float" office:value="1.319253" calcext:value-type="float">
            <text:p>1.319253</text:p>
          </table:table-cell>
          <table:table-cell office:value-type="float" office:value="1.357641" calcext:value-type="float">
            <text:p>1.357641</text:p>
          </table:table-cell>
          <table:table-cell office:value-type="float" office:value="1.758154" calcext:value-type="float">
            <text:p>1.758154</text:p>
          </table:table-cell>
          <table:table-cell office:value-type="float" office:value="1.954266" calcext:value-type="float">
            <text:p>1.954266</text:p>
          </table:table-cell>
          <table:table-cell/>
          <table:table-cell office:value-type="float" office:value="4.524793" calcext:value-type="float">
            <text:p>4.524793</text:p>
          </table:table-cell>
          <table:table-cell office:value-type="float" office:value="5.2834" calcext:value-type="float">
            <text:p>5.2834</text:p>
          </table:table-cell>
          <table:table-cell office:value-type="float" office:value="4.672937" calcext:value-type="float">
            <text:p>4.672937</text:p>
          </table:table-cell>
          <table:table-cell office:value-type="float" office:value="5.463334" calcext:value-type="float">
            <text:p>5.463334</text:p>
          </table:table-cell>
          <table:table-cell office:value-type="float" office:value="7.446403" calcext:value-type="float">
            <text:p>7.4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442" calcext:value-type="float">
            <text:p>1.39442</text:p>
          </table:table-cell>
          <table:table-cell office:value-type="float" office:value="1.294953" calcext:value-type="float">
            <text:p>1.294953</text:p>
          </table:table-cell>
          <table:table-cell office:value-type="float" office:value="1.326219" calcext:value-type="float">
            <text:p>1.326219</text:p>
          </table:table-cell>
          <table:table-cell office:value-type="float" office:value="1.753553" calcext:value-type="float">
            <text:p>1.753553</text:p>
          </table:table-cell>
          <table:table-cell office:value-type="float" office:value="1.908091" calcext:value-type="float">
            <text:p>1.908091</text:p>
          </table:table-cell>
          <table:table-cell/>
          <table:table-cell office:value-type="float" office:value="4.497005" calcext:value-type="float">
            <text:p>4.497005</text:p>
          </table:table-cell>
          <table:table-cell office:value-type="float" office:value="4.504825" calcext:value-type="float">
            <text:p>4.504825</text:p>
          </table:table-cell>
          <table:table-cell office:value-type="float" office:value="4.312509" calcext:value-type="float">
            <text:p>4.312509</text:p>
          </table:table-cell>
          <table:table-cell office:value-type="float" office:value="5.457076" calcext:value-type="float">
            <text:p>5.457076</text:p>
          </table:table-cell>
          <table:table-cell office:value-type="float" office:value="7.497966" calcext:value-type="float">
            <text:p>7.497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6642" calcext:value-type="float">
            <text:p>1.366642</text:p>
          </table:table-cell>
          <table:table-cell office:value-type="float" office:value="1.332173" calcext:value-type="float">
            <text:p>1.332173</text:p>
          </table:table-cell>
          <table:table-cell office:value-type="float" office:value="1.32393" calcext:value-type="float">
            <text:p>1.32393</text:p>
          </table:table-cell>
          <table:table-cell office:value-type="float" office:value="1.738448" calcext:value-type="float">
            <text:p>1.738448</text:p>
          </table:table-cell>
          <table:table-cell office:value-type="float" office:value="1.964412" calcext:value-type="float">
            <text:p>1.964412</text:p>
          </table:table-cell>
          <table:table-cell/>
          <table:table-cell office:value-type="float" office:value="4.489442" calcext:value-type="float">
            <text:p>4.489442</text:p>
          </table:table-cell>
          <table:table-cell office:value-type="float" office:value="4.283096" calcext:value-type="float">
            <text:p>4.283096</text:p>
          </table:table-cell>
          <table:table-cell office:value-type="float" office:value="5.34955" calcext:value-type="float">
            <text:p>5.34955</text:p>
          </table:table-cell>
          <table:table-cell office:value-type="float" office:value="5.475018" calcext:value-type="float">
            <text:p>5.475018</text:p>
          </table:table-cell>
          <table:table-cell office:value-type="float" office:value="7.491875" calcext:value-type="float">
            <text:p>7.49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2802" calcext:value-type="float">
            <text:p>1.462802</text:p>
          </table:table-cell>
          <table:table-cell office:value-type="float" office:value="1.330135" calcext:value-type="float">
            <text:p>1.330135</text:p>
          </table:table-cell>
          <table:table-cell office:value-type="float" office:value="1.328743" calcext:value-type="float">
            <text:p>1.328743</text:p>
          </table:table-cell>
          <table:table-cell office:value-type="float" office:value="1.756292" calcext:value-type="float">
            <text:p>1.756292</text:p>
          </table:table-cell>
          <table:table-cell office:value-type="float" office:value="1.981053" calcext:value-type="float">
            <text:p>1.981053</text:p>
          </table:table-cell>
          <table:table-cell/>
          <table:table-cell office:value-type="float" office:value="4.49406" calcext:value-type="float">
            <text:p>4.49406</text:p>
          </table:table-cell>
          <table:table-cell office:value-type="float" office:value="4.387923" calcext:value-type="float">
            <text:p>4.387923</text:p>
          </table:table-cell>
          <table:table-cell office:value-type="float" office:value="4.251716" calcext:value-type="float">
            <text:p>4.251716</text:p>
          </table:table-cell>
          <table:table-cell office:value-type="float" office:value="5.410479" calcext:value-type="float">
            <text:p>5.410479</text:p>
          </table:table-cell>
          <table:table-cell office:value-type="float" office:value="7.451118" calcext:value-type="float">
            <text:p>7.451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7181" calcext:value-type="float">
            <text:p>1.377181</text:p>
          </table:table-cell>
          <table:table-cell office:value-type="float" office:value="1.361467" calcext:value-type="float">
            <text:p>1.361467</text:p>
          </table:table-cell>
          <table:table-cell office:value-type="float" office:value="1.300201" calcext:value-type="float">
            <text:p>1.300201</text:p>
          </table:table-cell>
          <table:table-cell office:value-type="float" office:value="1.742539" calcext:value-type="float">
            <text:p>1.742539</text:p>
          </table:table-cell>
          <table:table-cell office:value-type="float" office:value="1.98102" calcext:value-type="float">
            <text:p>1.98102</text:p>
          </table:table-cell>
          <table:table-cell/>
          <table:table-cell office:value-type="float" office:value="4.4712" calcext:value-type="float">
            <text:p>4.4712</text:p>
          </table:table-cell>
          <table:table-cell office:value-type="float" office:value="5.914828" calcext:value-type="float">
            <text:p>5.914828</text:p>
          </table:table-cell>
          <table:table-cell office:value-type="float" office:value="5.876761" calcext:value-type="float">
            <text:p>5.876761</text:p>
          </table:table-cell>
          <table:table-cell office:value-type="float" office:value="5.431967" calcext:value-type="float">
            <text:p>5.431967</text:p>
          </table:table-cell>
          <table:table-cell office:value-type="float" office:value="7.530804" calcext:value-type="float">
            <text:p>7.530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747" calcext:value-type="float">
            <text:p>1.36747</text:p>
          </table:table-cell>
          <table:table-cell office:value-type="float" office:value="1.334407" calcext:value-type="float">
            <text:p>1.334407</text:p>
          </table:table-cell>
          <table:table-cell office:value-type="float" office:value="1.341128" calcext:value-type="float">
            <text:p>1.341128</text:p>
          </table:table-cell>
          <table:table-cell office:value-type="float" office:value="1.733883" calcext:value-type="float">
            <text:p>1.733883</text:p>
          </table:table-cell>
          <table:table-cell office:value-type="float" office:value="2.019119" calcext:value-type="float">
            <text:p>2.019119</text:p>
          </table:table-cell>
          <table:table-cell/>
          <table:table-cell office:value-type="float" office:value="4.513925" calcext:value-type="float">
            <text:p>4.513925</text:p>
          </table:table-cell>
          <table:table-cell office:value-type="float" office:value="5.256222" calcext:value-type="float">
            <text:p>5.256222</text:p>
          </table:table-cell>
          <table:table-cell office:value-type="float" office:value="4.400676" calcext:value-type="float">
            <text:p>4.400676</text:p>
          </table:table-cell>
          <table:table-cell office:value-type="float" office:value="5.448209" calcext:value-type="float">
            <text:p>5.448209</text:p>
          </table:table-cell>
          <table:table-cell office:value-type="float" office:value="7.450934" calcext:value-type="float">
            <text:p>7.450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663" calcext:value-type="float">
            <text:p>1.39663</text:p>
          </table:table-cell>
          <table:table-cell office:value-type="float" office:value="1.347061" calcext:value-type="float">
            <text:p>1.347061</text:p>
          </table:table-cell>
          <table:table-cell office:value-type="float" office:value="1.342494" calcext:value-type="float">
            <text:p>1.342494</text:p>
          </table:table-cell>
          <table:table-cell office:value-type="float" office:value="1.691558" calcext:value-type="float">
            <text:p>1.691558</text:p>
          </table:table-cell>
          <table:table-cell office:value-type="float" office:value="1.975925" calcext:value-type="float">
            <text:p>1.975925</text:p>
          </table:table-cell>
          <table:table-cell/>
          <table:table-cell office:value-type="float" office:value="4.45664" calcext:value-type="float">
            <text:p>4.45664</text:p>
          </table:table-cell>
          <table:table-cell office:value-type="float" office:value="4.444233" calcext:value-type="float">
            <text:p>4.444233</text:p>
          </table:table-cell>
          <table:table-cell office:value-type="float" office:value="5.234736" calcext:value-type="float">
            <text:p>5.234736</text:p>
          </table:table-cell>
          <table:table-cell office:value-type="float" office:value="5.419267" calcext:value-type="float">
            <text:p>5.419267</text:p>
          </table:table-cell>
          <table:table-cell office:value-type="float" office:value="7.625462" calcext:value-type="float">
            <text:p>7.62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859" calcext:value-type="float">
            <text:p>1.390859</text:p>
          </table:table-cell>
          <table:table-cell office:value-type="float" office:value="1.338638" calcext:value-type="float">
            <text:p>1.338638</text:p>
          </table:table-cell>
          <table:table-cell office:value-type="float" office:value="1.299674" calcext:value-type="float">
            <text:p>1.299674</text:p>
          </table:table-cell>
          <table:table-cell office:value-type="float" office:value="1.750565" calcext:value-type="float">
            <text:p>1.750565</text:p>
          </table:table-cell>
          <table:table-cell office:value-type="float" office:value="1.992814" calcext:value-type="float">
            <text:p>1.992814</text:p>
          </table:table-cell>
          <table:table-cell/>
          <table:table-cell office:value-type="float" office:value="4.496402" calcext:value-type="float">
            <text:p>4.496402</text:p>
          </table:table-cell>
          <table:table-cell office:value-type="float" office:value="4.349053" calcext:value-type="float">
            <text:p>4.349053</text:p>
          </table:table-cell>
          <table:table-cell office:value-type="float" office:value="4.511683" calcext:value-type="float">
            <text:p>4.511683</text:p>
          </table:table-cell>
          <table:table-cell office:value-type="float" office:value="5.446257" calcext:value-type="float">
            <text:p>5.446257</text:p>
          </table:table-cell>
          <table:table-cell office:value-type="float" office:value="7.53469" calcext:value-type="float">
            <text:p>7.534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.3929946" calcext:value-type="float">
            <text:p>1.3929946</text:p>
          </table:table-cell>
          <table:table-cell table:style-name="ce3" table:formula="of:=AVERAGE([.C4:.C13])" office:value-type="float" office:value="1.3321224" calcext:value-type="float">
            <text:p>1.3321224</text:p>
          </table:table-cell>
          <table:table-cell table:style-name="ce3" table:formula="of:=AVERAGE([.D4:.D13])" office:value-type="float" office:value="1.3294792" calcext:value-type="float">
            <text:p>1.3294792</text:p>
          </table:table-cell>
          <table:table-cell table:style-name="ce3" table:formula="of:=AVERAGE([.E4:.E13])" office:value-type="float" office:value="1.7409303" calcext:value-type="float">
            <text:p>1.7409303</text:p>
          </table:table-cell>
          <table:table-cell table:style-name="ce3" table:formula="of:=AVERAGE([.F4:.F13])" office:value-type="float" office:value="1.9720446" calcext:value-type="float">
            <text:p>1.9720446</text:p>
          </table:table-cell>
          <table:table-cell table:style-name="ce3"/>
          <table:table-cell table:style-name="ce3" table:formula="of:=AVERAGE([streamcluster.H4:.H13])" office:value-type="float" office:value="3.7108" calcext:value-type="float">
            <text:p>3.7108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streamcluster.J4:.J13])" office:value-type="float" office:value="3.338" calcext:value-type="float">
            <text:p>3.338</text:p>
          </table:table-cell>
          <table:table-cell table:style-name="ce3" table:formula="of:=AVERAGE([streamcluster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7.5044252" calcext:value-type="float">
            <text:p>7.5044252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H4:.H13])" office:value-type="float" office:value="0.0320152808079379" calcext:value-type="float">
            <text:p>0.032015280807938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98338018883028" calcext:value-type="float">
            <text:p>0.019833801888303</text:p>
          </table:table-cell>
          <table:table-cell table:style-name="ce3" table:formula="of:=STDEV([.F4:.F13])" office:value-type="float" office:value="0.0284809647550391" calcext:value-type="float">
            <text:p>0.028480964755039</text:p>
          </table:table-cell>
          <table:table-cell table:style-name="ce3"/>
          <table:table-cell table:style-name="ce3" table:formula="of:=STDEV([streamcluster.H4:.H13])" office:value-type="float" office:value="0.00977297862021138" calcext:value-type="float">
            <text:p>0.009772978620211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J4:.J13])" office:value-type="float" office:value="0.0122927259430571" calcext:value-type="float">
            <text:p>0.012292725943057</text:p>
          </table:table-cell>
          <table:table-cell table:style-name="ce3" table:formula="of:=STDEV([streamcluster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731330684282652" calcext:value-type="float">
            <text:p>0.073133068428265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56956507900476" calcext:value-type="float">
            <text:p>-4.56956507900476</text:p>
          </table:table-cell>
          <table:table-cell table:formula="of:=100-(([.D14]*100)/[.B14])" office:value-type="float" office:value="4.55963002297352" calcext:value-type="float">
            <text:p>4.55963002297352</text:p>
          </table:table-cell>
          <table:table-cell table:formula="of:=100-(([.E14]*100)/[.C14])" office:value-type="float" office:value="-30.6884637627894" calcext:value-type="float">
            <text:p>-30.6884637627894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table table:name="Swaption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 table:number-columns-spanned="2" table:number-rows-spanned="1"/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float" office:value="0.848559" calcext:value-type="float">
            <text:p>0.848559</text:p>
          </table:table-cell>
          <table:table-cell office:value-type="float" office:value="0.849146" calcext:value-type="float">
            <text:p>0.849146</text:p>
          </table:table-cell>
          <table:table-cell office:value-type="float" office:value="0.849365" calcext:value-type="float">
            <text:p>0.849365</text:p>
          </table:table-cell>
          <table:table-cell office:value-type="float" office:value="0.736755" calcext:value-type="float">
            <text:p>0.736755</text:p>
          </table:table-cell>
          <table:table-cell office:value-type="float" office:value="1.279204" calcext:value-type="float">
            <text:p>1.279204</text:p>
          </table:table-cell>
          <table:table-cell/>
          <table:table-cell office:value-type="float" office:value="3.413158" calcext:value-type="float">
            <text:p>3.413158</text:p>
          </table:table-cell>
          <table:table-cell office:value-type="float" office:value="3.399536" calcext:value-type="float">
            <text:p>3.399536</text:p>
          </table:table-cell>
          <table:table-cell office:value-type="float" office:value="3.395751" calcext:value-type="float">
            <text:p>3.395751</text:p>
          </table:table-cell>
          <table:table-cell office:value-type="float" office:value="2.952933" calcext:value-type="float">
            <text:p>2.952933</text:p>
          </table:table-cell>
          <table:table-cell office:value-type="float" office:value="5.073896" calcext:value-type="float">
            <text:p>5.073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8274" calcext:value-type="float">
            <text:p>0.858274</text:p>
          </table:table-cell>
          <table:table-cell office:value-type="float" office:value="0.849397" calcext:value-type="float">
            <text:p>0.849397</text:p>
          </table:table-cell>
          <table:table-cell office:value-type="float" office:value="0.849066" calcext:value-type="float">
            <text:p>0.849066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1.281322" calcext:value-type="float">
            <text:p>1.281322</text:p>
          </table:table-cell>
          <table:table-cell/>
          <table:table-cell office:value-type="float" office:value="3.402696" calcext:value-type="float">
            <text:p>3.402696</text:p>
          </table:table-cell>
          <table:table-cell office:value-type="float" office:value="3.397182" calcext:value-type="float">
            <text:p>3.397182</text:p>
          </table:table-cell>
          <table:table-cell office:value-type="float" office:value="3.393306" calcext:value-type="float">
            <text:p>3.393306</text:p>
          </table:table-cell>
          <table:table-cell office:value-type="float" office:value="2.971061" calcext:value-type="float">
            <text:p>2.971061</text:p>
          </table:table-cell>
          <table:table-cell office:value-type="float" office:value="5.090108" calcext:value-type="float">
            <text:p>5.09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49458" calcext:value-type="float">
            <text:p>0.849458</text:p>
          </table:table-cell>
          <table:table-cell office:value-type="float" office:value="0.849281" calcext:value-type="float">
            <text:p>0.849281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54602" calcext:value-type="float">
            <text:p>0.754602</text:p>
          </table:table-cell>
          <table:table-cell office:value-type="float" office:value="1.286574" calcext:value-type="float">
            <text:p>1.286574</text:p>
          </table:table-cell>
          <table:table-cell/>
          <table:table-cell office:value-type="float" office:value="3.409376" calcext:value-type="float">
            <text:p>3.409376</text:p>
          </table:table-cell>
          <table:table-cell office:value-type="float" office:value="3.395283" calcext:value-type="float">
            <text:p>3.395283</text:p>
          </table:table-cell>
          <table:table-cell office:value-type="float" office:value="3.389192" calcext:value-type="float">
            <text:p>3.389192</text:p>
          </table:table-cell>
          <table:table-cell office:value-type="float" office:value="2.951599" calcext:value-type="float">
            <text:p>2.951599</text:p>
          </table:table-cell>
          <table:table-cell office:value-type="float" office:value="5.088481" calcext:value-type="float">
            <text:p>5.088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096" calcext:value-type="float">
            <text:p>0.86096</text:p>
          </table:table-cell>
          <table:table-cell office:value-type="float" office:value="0.849294" calcext:value-type="float">
            <text:p>0.849294</text:p>
          </table:table-cell>
          <table:table-cell office:value-type="float" office:value="0.850318" calcext:value-type="float">
            <text:p>0.850318</text:p>
          </table:table-cell>
          <table:table-cell office:value-type="float" office:value="0.751175" calcext:value-type="float">
            <text:p>0.751175</text:p>
          </table:table-cell>
          <table:table-cell office:value-type="float" office:value="1.292559" calcext:value-type="float">
            <text:p>1.292559</text:p>
          </table:table-cell>
          <table:table-cell/>
          <table:table-cell office:value-type="float" office:value="3.399039" calcext:value-type="float">
            <text:p>3.399039</text:p>
          </table:table-cell>
          <table:table-cell office:value-type="float" office:value="3.390941" calcext:value-type="float">
            <text:p>3.390941</text:p>
          </table:table-cell>
          <table:table-cell office:value-type="float" office:value="3.39304" calcext:value-type="float">
            <text:p>3.39304</text:p>
          </table:table-cell>
          <table:table-cell office:value-type="float" office:value="3.107974" calcext:value-type="float">
            <text:p>3.107974</text:p>
          </table:table-cell>
          <table:table-cell office:value-type="float" office:value="5.103095" calcext:value-type="float">
            <text:p>5.103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48206" calcext:value-type="float">
            <text:p>0.848206</text:p>
          </table:table-cell>
          <table:table-cell office:value-type="float" office:value="0.849639" calcext:value-type="float">
            <text:p>0.849639</text:p>
          </table:table-cell>
          <table:table-cell office:value-type="float" office:value="0.852881" calcext:value-type="float">
            <text:p>0.8528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1.279388" calcext:value-type="float">
            <text:p>1.279388</text:p>
          </table:table-cell>
          <table:table-cell/>
          <table:table-cell office:value-type="float" office:value="3.414025" calcext:value-type="float">
            <text:p>3.414025</text:p>
          </table:table-cell>
          <table:table-cell office:value-type="float" office:value="3.395277" calcext:value-type="float">
            <text:p>3.395277</text:p>
          </table:table-cell>
          <table:table-cell office:value-type="float" office:value="3.395777" calcext:value-type="float">
            <text:p>3.395777</text:p>
          </table:table-cell>
          <table:table-cell office:value-type="float" office:value="2.967793" calcext:value-type="float">
            <text:p>2.967793</text:p>
          </table:table-cell>
          <table:table-cell office:value-type="float" office:value="5.092232" calcext:value-type="float">
            <text:p>5.092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7881" calcext:value-type="float">
            <text:p>0.867881</text:p>
          </table:table-cell>
          <table:table-cell office:value-type="float" office:value="0.849674" calcext:value-type="float">
            <text:p>0.849674</text:p>
          </table:table-cell>
          <table:table-cell office:value-type="float" office:value="0.850612" calcext:value-type="float">
            <text:p>0.850612</text:p>
          </table:table-cell>
          <table:table-cell office:value-type="float" office:value="0.750219" calcext:value-type="float">
            <text:p>0.750219</text:p>
          </table:table-cell>
          <table:table-cell office:value-type="float" office:value="1.288865" calcext:value-type="float">
            <text:p>1.288865</text:p>
          </table:table-cell>
          <table:table-cell/>
          <table:table-cell office:value-type="float" office:value="3.413465" calcext:value-type="float">
            <text:p>3.413465</text:p>
          </table:table-cell>
          <table:table-cell office:value-type="float" office:value="3.394268" calcext:value-type="float">
            <text:p>3.394268</text:p>
          </table:table-cell>
          <table:table-cell office:value-type="float" office:value="3.392528" calcext:value-type="float">
            <text:p>3.392528</text:p>
          </table:table-cell>
          <table:table-cell office:value-type="float" office:value="2.96224" calcext:value-type="float">
            <text:p>2.96224</text:p>
          </table:table-cell>
          <table:table-cell office:value-type="float" office:value="5.096531" calcext:value-type="float">
            <text:p>5.096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8415" calcext:value-type="float">
            <text:p>0.858415</text:p>
          </table:table-cell>
          <table:table-cell office:value-type="float" office:value="0.849581" calcext:value-type="float">
            <text:p>0.849581</text:p>
          </table:table-cell>
          <table:table-cell office:value-type="float" office:value="0.896889" calcext:value-type="float">
            <text:p>0.896889</text:p>
          </table:table-cell>
          <table:table-cell office:value-type="float" office:value="0.745777" calcext:value-type="float">
            <text:p>0.745777</text:p>
          </table:table-cell>
          <table:table-cell office:value-type="float" office:value="1.284919" calcext:value-type="float">
            <text:p>1.284919</text:p>
          </table:table-cell>
          <table:table-cell/>
          <table:table-cell office:value-type="float" office:value="3.458371" calcext:value-type="float">
            <text:p>3.458371</text:p>
          </table:table-cell>
          <table:table-cell office:value-type="float" office:value="3.41183" calcext:value-type="float">
            <text:p>3.41183</text:p>
          </table:table-cell>
          <table:table-cell office:value-type="float" office:value="3.395093" calcext:value-type="float">
            <text:p>3.395093</text:p>
          </table:table-cell>
          <table:table-cell office:value-type="float" office:value="3.570909" calcext:value-type="float">
            <text:p>3.570909</text:p>
          </table:table-cell>
          <table:table-cell office:value-type="float" office:value="5.097862" calcext:value-type="float">
            <text:p>5.097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8349" calcext:value-type="float">
            <text:p>0.868349</text:p>
          </table:table-cell>
          <table:table-cell office:value-type="float" office:value="0.848138" calcext:value-type="float">
            <text:p>0.848138</text:p>
          </table:table-cell>
          <table:table-cell office:value-type="float" office:value="0.86988" calcext:value-type="float">
            <text:p>0.86988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1.274221" calcext:value-type="float">
            <text:p>1.274221</text:p>
          </table:table-cell>
          <table:table-cell/>
          <table:table-cell office:value-type="float" office:value="3.407579" calcext:value-type="float">
            <text:p>3.407579</text:p>
          </table:table-cell>
          <table:table-cell office:value-type="float" office:value="3.397701" calcext:value-type="float">
            <text:p>3.397701</text:p>
          </table:table-cell>
          <table:table-cell office:value-type="float" office:value="3.39937" calcext:value-type="float">
            <text:p>3.39937</text:p>
          </table:table-cell>
          <table:table-cell office:value-type="float" office:value="2.948936" calcext:value-type="float">
            <text:p>2.948936</text:p>
          </table:table-cell>
          <table:table-cell office:value-type="float" office:value="5.1202" calcext:value-type="float">
            <text:p>5.1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1274" calcext:value-type="float">
            <text:p>0.851274</text:p>
          </table:table-cell>
          <table:table-cell office:value-type="float" office:value="0.849002" calcext:value-type="float">
            <text:p>0.849002</text:p>
          </table:table-cell>
          <table:table-cell office:value-type="float" office:value="0.877374" calcext:value-type="float">
            <text:p>0.87737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1.291391" calcext:value-type="float">
            <text:p>1.291391</text:p>
          </table:table-cell>
          <table:table-cell/>
          <table:table-cell office:value-type="float" office:value="3.402053" calcext:value-type="float">
            <text:p>3.402053</text:p>
          </table:table-cell>
          <table:table-cell office:value-type="float" office:value="3.392457" calcext:value-type="float">
            <text:p>3.392457</text:p>
          </table:table-cell>
          <table:table-cell office:value-type="float" office:value="3.402114" calcext:value-type="float">
            <text:p>3.402114</text:p>
          </table:table-cell>
          <table:table-cell office:value-type="float" office:value="2.97288" calcext:value-type="float">
            <text:p>2.97288</text:p>
          </table:table-cell>
          <table:table-cell office:value-type="float" office:value="5.072468" calcext:value-type="float">
            <text:p>5.072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5992" calcext:value-type="float">
            <text:p>0.855992</text:p>
          </table:table-cell>
          <table:table-cell office:value-type="float" office:value="0.848882" calcext:value-type="float">
            <text:p>0.848882</text:p>
          </table:table-cell>
          <table:table-cell office:value-type="float" office:value="0.848483" calcext:value-type="float">
            <text:p>0.848483</text:p>
          </table:table-cell>
          <table:table-cell office:value-type="float" office:value="0.744326" calcext:value-type="float">
            <text:p>0.744326</text:p>
          </table:table-cell>
          <table:table-cell office:value-type="float" office:value="1.292717" calcext:value-type="float">
            <text:p>1.292717</text:p>
          </table:table-cell>
          <table:table-cell/>
          <table:table-cell office:value-type="float" office:value="3.408201" calcext:value-type="float">
            <text:p>3.408201</text:p>
          </table:table-cell>
          <table:table-cell office:value-type="float" office:value="3.409946" calcext:value-type="float">
            <text:p>3.409946</text:p>
          </table:table-cell>
          <table:table-cell office:value-type="float" office:value="3.394145" calcext:value-type="float">
            <text:p>3.394145</text:p>
          </table:table-cell>
          <table:table-cell office:value-type="float" office:value="2.963998" calcext:value-type="float">
            <text:p>2.963998</text:p>
          </table:table-cell>
          <table:table-cell office:value-type="float" office:value="5.098254" calcext:value-type="float">
            <text:p>5.09825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0.8567368" calcext:value-type="float">
            <text:p>0.8567368</text:p>
          </table:table-cell>
          <table:table-cell table:style-name="ce6" table:formula="of:=AVERAGE([.C4:.C13])" office:value-type="float" office:value="0.8492034" calcext:value-type="float">
            <text:p>0.8492034</text:p>
          </table:table-cell>
          <table:table-cell table:style-name="ce6" table:formula="of:=AVERAGE([.D4:.D13])" office:value-type="float" office:value="0.8594558" calcext:value-type="float">
            <text:p>0.8594558</text:p>
          </table:table-cell>
          <table:table-cell table:style-name="ce6" table:formula="of:=AVERAGE([.E4:.E13])" office:value-type="float" office:value="0.7483059" calcext:value-type="float">
            <text:p>0.7483059</text:p>
          </table:table-cell>
          <table:table-cell table:style-name="ce6" table:formula="of:=AVERAGE([.F4:.F13])" office:value-type="float" office:value="1.285116" calcext:value-type="float">
            <text:p>1.285116</text:p>
          </table:table-cell>
          <table:table-cell table:style-name="ce6"/>
          <table:table-cell table:style-name="ce6" table:formula="of:=AVERAGE([.H4:.H13])" office:value-type="float" office:value="3.4127963" calcext:value-type="float">
            <text:p>3.4127963</text:p>
          </table:table-cell>
          <table:table-cell table:style-name="ce6" table:formula="of:=AVERAGE([.I4:.I13])" office:value-type="float" office:value="3.3984421" calcext:value-type="float">
            <text:p>3.3984421</text:p>
          </table:table-cell>
          <table:table-cell table:style-name="ce6" table:formula="of:=AVERAGE([.J4:.J13])" office:value-type="float" office:value="3.3950316" calcext:value-type="float">
            <text:p>3.3950316</text:p>
          </table:table-cell>
          <table:table-cell table:style-name="ce6" table:formula="of:=AVERAGE([.K4:.K13])" office:value-type="float" office:value="3.0370323" calcext:value-type="float">
            <text:p>3.0370323</text:p>
          </table:table-cell>
          <table:table-cell table:style-name="ce6" table:formula="of:=AVERAGE([.L4:.L13])" office:value-type="float" office:value="5.0933127" calcext:value-type="float">
            <text:p>5.0933127</text:p>
          </table:table-cell>
          <table:table-cell table:style-name="ce6" table:number-columns-repeated="4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00749132788703786" calcext:value-type="float">
            <text:p>0.007491327887038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E4:.E13])" office:value-type="float" office:value="0.00625995339794511" calcext:value-type="float">
            <text:p>0.006259953397945</text:p>
          </table:table-cell>
          <table:table-cell table:style-name="ce6" table:formula="of:=STDEV([.F4:.F13])" office:value-type="float" office:value="0.00640855190784593" calcext:value-type="float">
            <text:p>0.006408551907846</text:p>
          </table:table-cell>
          <table:table-cell table:style-name="ce6"/>
          <table:table-cell table:style-name="ce6" table:formula="of:=STDEV([.H4:.H13])" office:value-type="float" office:value="0.0168188858202121" calcext:value-type="float">
            <text:p>0.016818885820212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J4:.J13])" office:value-type="float" office:value="0.00362335324128237" calcext:value-type="float">
            <text:p>0.003623353241282</text:p>
          </table:table-cell>
          <table:table-cell table:style-name="ce6" table:formula="of:=STDEV([.K4:.K13])" office:value-type="float" office:value="0.1933273741852" calcext:value-type="float">
            <text:p>0.1933273741852</text:p>
          </table:table-cell>
          <table:table-cell table:style-name="ce6" table:formula="of:=STDEV([.L4:.L13])" office:value-type="float" office:value="0.0138258350043194" calcext:value-type="float">
            <text:p>0.013825835004319</text:p>
          </table:table-cell>
          <table:table-cell table:style-name="ce6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88711373506041" calcext:value-type="float">
            <text:p>-0.88711373506041</text:p>
          </table:table-cell>
          <table:table-cell table:formula="of:=100-(([.D14]*100)/[.B14])" office:value-type="float" office:value="-0.317367014000098" calcext:value-type="float">
            <text:p>-0.317367014000098</text:p>
          </table:table-cell>
          <table:table-cell table:formula="of:=100-(([.E14]*100)/[.C14])" office:value-type="float" office:value="11.8814291134491" calcext:value-type="float">
            <text:p>11.8814291134491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0.422375888057644" calcext:value-type="float">
            <text:p>-0.422375888057644</text:p>
          </table:table-cell>
          <table:table-cell table:formula="of:=100-(([.J14]*100)/[.H14])" office:value-type="float" office:value="0.520532092700648" calcext:value-type="float">
            <text:p>0.520532092700648</text:p>
          </table:table-cell>
          <table:table-cell table:formula="of:=100-(([.K14]*100)/[.I14])" office:value-type="float" office:value="10.6345728238242" calcext:value-type="float">
            <text:p>10.6345728238242</text:p>
          </table:table-cell>
          <table:table-cell table:number-columns-repeated="5"/>
        </table:table-row>
      </table:table>
      <table:table table:name="streamcluster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9" calcext:value-type="float">
            <text:p>0.799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3.715" calcext:value-type="float">
            <text:p>3.715</text:p>
          </table:table-cell>
          <table:table-cell office:value-type="float" office:value="3.352" calcext:value-type="float">
            <text:p>3.352</text:p>
          </table:table-cell>
          <table:table-cell office:value-type="float" office:value="3.34" calcext:value-type="float">
            <text:p>3.34</text:p>
          </table:table-cell>
          <table:table-cell office:value-type="float" office:value="3.544" calcext:value-type="float">
            <text:p>3.544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346" calcext:value-type="float">
            <text:p>3.346</text:p>
          </table:table-cell>
          <table:table-cell office:value-type="float" office:value="3.33" calcext:value-type="float">
            <text:p>3.33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695" calcext:value-type="float">
            <text:p>3.695</text:p>
          </table:table-cell>
          <table:table-cell office:value-type="float" office:value="3.344" calcext:value-type="float">
            <text:p>3.344</text:p>
          </table:table-cell>
          <table:table-cell office:value-type="float" office:value="3.33" calcext:value-type="float">
            <text:p>3.33</text:p>
          </table:table-cell>
          <table:table-cell office:value-type="float" office:value="3.496" calcext:value-type="float">
            <text:p>3.496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28" calcext:value-type="float">
            <text:p>3.728</text:p>
          </table:table-cell>
          <table:table-cell office:value-type="float" office:value="3.345" calcext:value-type="float">
            <text:p>3.345</text:p>
          </table:table-cell>
          <table:table-cell office:value-type="float" office:value="3.36" calcext:value-type="float">
            <text:p>3.36</text:p>
          </table:table-cell>
          <table:table-cell office:value-type="float" office:value="3.524" calcext:value-type="float">
            <text:p>3.524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3.713" calcext:value-type="float">
            <text:p>3.713</text:p>
          </table:table-cell>
          <table:table-cell office:value-type="float" office:value="3.354" calcext:value-type="float">
            <text:p>3.354</text:p>
          </table:table-cell>
          <table:table-cell office:value-type="float" office:value="3.33" calcext:value-type="float">
            <text:p>3.33</text:p>
          </table:table-cell>
          <table:table-cell office:value-type="float" office:value="3.534" calcext:value-type="float">
            <text:p>3.534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12" calcext:value-type="float">
            <text:p>3.712</text:p>
          </table:table-cell>
          <table:table-cell office:value-type="float" office:value="3.359" calcext:value-type="float">
            <text:p>3.359</text:p>
          </table:table-cell>
          <table:table-cell office:value-type="float" office:value="3.33" calcext:value-type="float">
            <text:p>3.33</text:p>
          </table:table-cell>
          <table:table-cell office:value-type="float" office:value="3.475" calcext:value-type="float">
            <text:p>3.475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3.701" calcext:value-type="float">
            <text:p>3.701</text:p>
          </table:table-cell>
          <table:table-cell office:value-type="float" office:value="3.347" calcext:value-type="float">
            <text:p>3.347</text:p>
          </table:table-cell>
          <table:table-cell office:value-type="float" office:value="3.36" calcext:value-type="float">
            <text:p>3.36</text:p>
          </table:table-cell>
          <table:table-cell office:value-type="float" office:value="3.498" calcext:value-type="float">
            <text:p>3.498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  <table:table-cell office:value-type="float" office:value="3.34" calcext:value-type="float">
            <text:p>3.34</text:p>
          </table:table-cell>
          <table:table-cell office:value-type="float" office:value="3.479" calcext:value-type="float">
            <text:p>3.479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5" calcext:value-type="float">
            <text:p>3.345</text:p>
          </table:table-cell>
          <table:table-cell office:value-type="float" office:value="3.33" calcext:value-type="float">
            <text:p>3.33</text:p>
          </table:table-cell>
          <table:table-cell office:value-type="float" office:value="3.494" calcext:value-type="float">
            <text:p>3.494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8" calcext:value-type="float">
            <text:p>3.348</text:p>
          </table:table-cell>
          <table:table-cell office:value-type="float" office:value="3.33" calcext:value-type="float">
            <text:p>3.33</text:p>
          </table:table-cell>
          <table:table-cell office:value-type="float" office:value="3.624" calcext:value-type="float">
            <text:p>3.624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7545" calcext:value-type="float">
            <text:p>0.7545</text:p>
          </table:table-cell>
          <table:table-cell table:style-name="ce3" table:formula="of:=AVERAGE([.C4:.C13])" office:value-type="float" office:value="0.7671" calcext:value-type="float">
            <text:p>0.7671</text:p>
          </table:table-cell>
          <table:table-cell table:style-name="ce3" table:formula="of:=AVERAGE([.D4:.D13])" office:value-type="float" office:value="0.7447" calcext:value-type="float">
            <text:p>0.7447</text:p>
          </table:table-cell>
          <table:table-cell table:style-name="ce3" table:formula="of:=AVERAGE([.E4:.E13])" office:value-type="float" office:value="0.7944" calcext:value-type="float">
            <text:p>0.7944</text:p>
          </table:table-cell>
          <table:table-cell table:style-name="ce3" table:formula="of:=AVERAGE([.F4:.F13])" office:value-type="float" office:value="0.7283" calcext:value-type="float">
            <text:p>0.7283</text:p>
          </table:table-cell>
          <table:table-cell table:style-name="ce3"/>
          <table:table-cell table:style-name="ce3" table:formula="of:=AVERAGE([.H4:.H13])" office:value-type="float" office:value="3.7108" calcext:value-type="float">
            <text:p>3.7108</text:p>
          </table:table-cell>
          <table:table-cell table:style-name="ce3" table:formula="of:=AVERAGE([.I4:.I13])" office:value-type="float" office:value="3.349" calcext:value-type="float">
            <text:p>3.349</text:p>
          </table:table-cell>
          <table:table-cell table:style-name="ce3" table:formula="of:=AVERAGE([.J4:.J13])" office:value-type="float" office:value="3.338" calcext:value-type="float">
            <text:p>3.338</text:p>
          </table:table-cell>
          <table:table-cell table:style-name="ce3" table:formula="of:=AVERAGE([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3.37" calcext:value-type="float">
            <text:p>3.3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1047667277571" calcext:value-type="float">
            <text:p>0.014104766727757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33349998958464" calcext:value-type="float">
            <text:p>0.013334999895846</text:p>
          </table:table-cell>
          <table:table-cell table:style-name="ce3" table:formula="of:=STDEV([.F4:.F13])" office:value-type="float" office:value="0.00302030167735315" calcext:value-type="float">
            <text:p>0.003020301677353</text:p>
          </table:table-cell>
          <table:table-cell table:style-name="ce3"/>
          <table:table-cell table:style-name="ce3" table:formula="of:=STDEV([.H4:.H13])" office:value-type="float" office:value="0.00977297862021138" calcext:value-type="float">
            <text:p>0.009772978620211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J4:.J13])" office:value-type="float" office:value="0.0122927259430571" calcext:value-type="float">
            <text:p>0.012292725943057</text:p>
          </table:table-cell>
          <table:table-cell table:style-name="ce3" table:formula="of:=STDEV([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464279609239472" calcext:value-type="float">
            <text:p>0.046427960923947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1.64254986312085" calcext:value-type="float">
            <text:p>1.64254986312085</text:p>
          </table:table-cell>
          <table:table-cell table:formula="of:=100-(([.D14]*100)/[.B14])" office:value-type="float" office:value="1.29887342611002" calcext:value-type="float">
            <text:p>1.29887342611002</text:p>
          </table:table-cell>
          <table:table-cell table:formula="of:=100-(([.E14]*100)/[.C14])" office:value-type="float" office:value="-3.55885803676183" calcext:value-type="float">
            <text:p>-3.55885803676183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0:57:39.901839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2-10T17:16:09.321853947</dc:date>
    <meta:editing-duration>P1DT10H7M58S</meta:editing-duration>
    <meta:editing-cycles>438</meta:editing-cycles>
    <meta:generator>LibreOffice/5.2.7.2$Linux_X86_64 LibreOffice_project/20m0$Build-2</meta:generator>
    <meta:document-statistic meta:table-count="11" meta:cell-count="2324" meta:object-count="0"/>
  </office:meta>
</office:document-meta>
</file>